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000000" draw:textarea-horizontal-align="justify" draw:textarea-vertical-align="middle" draw:auto-grow-height="false" fo:min-height="3.286cm" fo:min-width="3.036cm"/>
    </style:style>
    <style:style style:name="gr2" style:family="graphic" style:parent-style-name="standard">
      <style:graphic-properties draw:stroke="none" draw:fill-color="#000000" draw:textarea-horizontal-align="justify" draw:textarea-vertical-align="middle" draw:auto-grow-height="false" fo:min-height="1.457cm" fo:min-width="1.296cm"/>
    </style:style>
    <style:style style:name="gr3" style:family="graphic" style:parent-style-name="standard">
      <style:graphic-properties draw:stroke="none" svg:stroke-color="#3465a4" draw:fill-color="#000000" draw:textarea-horizontal-align="justify" draw:textarea-vertical-align="middle" draw:auto-grow-height="false" fo:min-height="0.343cm" fo:min-width="0.65cm"/>
    </style:style>
    <style:style style:name="P1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5cm" svg:height="5cm" svg:x="0cm" svg:y="0cm">
          <text:p/>
          <draw:enhanced-geometry svg:viewBox="0 0 21600 21600" draw:glue-points="10800 0 3163 3163 0 10800 3163 18437 10800 21600 18437 18437 21600 10800 18437 3163" draw:text-areas="3163 3163 18437 18437" draw:type="ring" draw:modifiers="803.35932813437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" draw:text-style-name="P1" draw:layer="layout" svg:width="2.54cm" svg:height="2.413cm" svg:x="1.27cm" svg:y="0.808cm">
          <text:p/>
          <draw:enhanced-geometry svg:viewBox="0 0 21600 21600" draw:glue-points="10800 0 3163 3163 0 10800 3163 18437 10800 21600 18437 18437 21600 10800 18437 3163" draw:text-areas="3163 3163 18437 18437" draw:type="ring" draw:modifiers="7837.5442739079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1" draw:layer="layout" svg:width="2.3cm" svg:height="1.778cm" draw:transform="rotate (-3.14159265358979) translate (3.69cm 4.29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36.093000000</meta:creation-date>
    <meta:generator>LibreOffice/6.4.1.2$Windows_X86_64 LibreOffice_project/4d224e95b98b138af42a64d84056446d09082932</meta:generator>
    <dc:date>2020-10-17T16:13:32.616000000</dc:date>
    <meta:editing-duration>PT14M20S</meta:editing-duration>
    <meta:editing-cycles>3</meta:editing-cycles>
    <meta:document-statistic meta:object-count="3"/>
  </office:meta>
</office:document-meta>
</file>